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Garamond" svg:font-family="Garamond" style:font-family-generic="roman"/>
    <style:font-face style:name="Arial1" svg:font-family="Arial" style:font-family-generic="swiss"/>
    <style:font-face style:name="Source Code Pro Black" svg:font-family="'Source Code Pro Black'" style:font-family-generic="modern" style:font-pitch="fixed"/>
    <style:font-face style:name="Source Code Pro Semibold" svg:font-family="'Source Code Pro Semibold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Source Code Pro Semibold" fo:font-size="8pt" style:font-size-asian="8pt" style:font-size-complex="8pt"/>
    </style:style>
    <style:style style:name="P2" style:family="paragraph" style:parent-style-name="Standard">
      <style:text-properties fo:color="#c9211e" style:font-name="Source Code Pro Semibold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c9211e"/>
    </style:style>
    <style:style style:name="T4" style:family="text">
      <style:text-properties fo:color="#c9211e" fo:font-weight="bold" style:font-weight-asian="bold" style:font-weight-complex="bold"/>
    </style:style>
    <style:style style:name="T5" style:family="text">
      <style:text-properties fo:color="#007826"/>
    </style:style>
    <style:style style:name="T6" style:family="text">
      <style:text-properties fo:color="#007826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OndeSynth - main thread</text:p>
      <text:p text:style-name="P1">State: BLOCKED on ondes.synth.GrimReaperThread@1047c43b owned by: OndeSynth - GrimReaperThread</text:p>
      <text:p text:style-name="P1">Total blocked: 331 <text:s/>Total waited: 12,231</text:p>
      <text:p text:style-name="P1"/>
      <text:p text:style-name="P1">Stack trace: </text:p>
      <text:p text:style-name="P1">app//ondes.synth.GrimReaperThread.queueNoteEnd(GrimReaperThread.java:26)</text:p>
      <text:p text:style-name="P1">app//ondes.synth.OndeSynth.queueNoteEnd(OndeSynth.java:282)</text:p>
      <text:p text:style-name="P1">app//ondes.synth.envelope.Envelope.nextStep(Envelope.java:163)</text:p>
      <text:p text:style-name="P1">app//ondes.synth.envelope.Envelope.currentLevel(Envelope.java:199)</text:p>
      <text:p text:style-name="P1">app//ondes.synth.envelope.Envelope.currentValue(Envelope.java:211)</text:p>
      <text:p text:style-name="P1">app//ondes.synth.component.MonoComponent$$Lambda$38/0x000000080011ec40.getAsInt(Unknown Source)</text:p>
      <text:p text:style-name="P1">app//ondes.synth.wire.WiredIntSupplierPool$1.updateInputs(WiredIntSupplierPool.java:17)</text:p>
      <text:p text:style-name="P1">app//ondes.synth.wire.WiredIntSupplier.getAsInt(WiredIntSupplier.java:24)</text:p>
      <text:p text:style-name="P1">app//ondes.synth.component.MonoComponent.inputSum(MonoComponent.java:107)</text:p>
      <text:p text:style-name="P1"><text:s text:c="3"/>- locked ondes.synth.wire.Junction@2467a8b4</text:p>
      <text:p text:style-name="P1">app//ondes.synth.wire.Junction.currentValue(Junction.java:30)</text:p>
      <text:p text:style-name="P1">app//ondes.synth.component.MonoComponent$$Lambda$38/0x000000080011ec40.getAsInt(Unknown Source)</text:p>
      <text:p text:style-name="P1">app//ondes.synth.wire.WiredIntSupplierPool$1.updateInputs(WiredIntSupplierPool.java:17)</text:p>
      <text:p text:style-name="P1">app//ondes.synth.wire.WiredIntSupplier.getAsInt(WiredIntSupplier.java:24)</text:p>
      <text:p text:style-name="P1">app//ondes.synth.component.MonoComponent.inputSum(MonoComponent.java:107)</text:p>
      <text:p text:style-name="P1"><text:s text:c="3"/>- locked ondes.synth.envelope.Limiter@110387b</text:p>
      <text:p text:style-name="P1">app//ondes.synth.envelope.Limiter.currentValue(Limiter.java:80)</text:p>
      <text:p text:style-name="P1">app//ondes.synth.OndeSynth$$Lambda$35/0x000000080011fc40.getAsInt(Unknown Source)</text:p>
      <text:p text:style-name="P1">app//ondes.synth.wire.WiredIntSupplierPool$1.updateInputs(WiredIntSupplierPool.java:17)</text:p>
      <text:p text:style-name="P1">app//ondes.synth.wire.WiredIntSupplier.getAsInt(WiredIntSupplier.java:24)</text:p>
      <text:p text:style-name="P1">app//ondes.synth.component.MonoComponent.inputSum(MonoComponent.java:107)</text:p>
      <text:p text:style-name="P1"><text:s text:c="3"/>- locked ondes.synth.MonoMainMix@1d0178c4</text:p>
      <text:p text:style-name="P1">app//ondes.synth.MonoMainMix.update(MonoMainMix.java:220)</text:p>
      <text:p text:style-name="P1">app//ondes.synth.OndeSynth.run(OndeSynth.java:408)</text:p>
      <text:p text:style-name="P1"/>
      <text:p text:style-name="P1">--------------------------------------------------------------------------------------------------</text:p>
      <text:p text:style-name="P1">Name: OndeSynth - GrimReaperThread</text:p>
      <text:p text:style-name="P1">State: BLOCKED on <text:span text:style-name="T3">ondes.synth.envelope.Limiter@110387b</text:span> owned by: OndeSynth - main thread</text:p>
      <text:p text:style-name="P1">Total blocked: 274 <text:s/>Total waited: 235</text:p>
      <text:p text:style-name="P1"/>
      <text:p text:style-name="P1">Stack trace: </text:p>
      <text:p text:style-name="P1">app//ondes.synth.component.MonoComponent.delInput(MonoComponent.java:309)</text:p>
      <text:p text:style-name="P1">app//ondes.synth.voice.Voice.pause(Voice.java:104)</text:p>
      <text:p text:style-name="P1">app//ondes.synth.voice.ChannelVoicePool.releaseVoice(ChannelVoicePool.java:103)</text:p>
      <text:p text:style-name="P1">app//ondes.synth.OndeSynth.noteEnded(OndeSynth.java:265)</text:p>
      <text:p text:style-name="P1">app//ondes.synth.GrimReaperThread.lambda$endNotes$0(GrimReaperThread.java:31)</text:p>
      <text:p text:style-name="P1">app//ondes.synth.GrimReaperThread$$Lambda$48/0x0000000800130040.accept(Unknown Source)</text:p>
      <text:p text:style-name="P1">java.base@11.0.7/java.util.ArrayList.forEach(ArrayList.java:1540)</text:p>
      <text:p text:style-name="P1">app//ondes.synth.GrimReaperThread.endNotes(GrimReaperThread.java:31)</text:p>
      <text:p text:style-name="P1"><text:s text:c="3"/><text:span text:style-name="T3">- locked ondes.synth.GrimReaperThread@1047c43b</text:span></text:p>
      <text:p text:style-name="P1">app//ondes.synth.GrimReaperThread.run(GrimReaperThread.java:45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Garamond" svg:font-family="Garamond" style:font-family-generic="roman"/>
    <style:font-face style:name="Arial1" svg:font-family="Arial" style:font-family-generic="swiss"/>
    <style:font-face style:name="Source Code Pro Black" svg:font-family="'Source Code Pro Black'" style:font-family-generic="modern" style:font-pitch="fixed"/>
    <style:font-face style:name="Source Code Pro Semibold" svg:font-family="'Source Code Pro Semibold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Garamond" fo:font-size="12pt" fo:language="zxx" fo:country="none" style:letter-kerning="true" style:font-name-asian="NSimSun" style:font-size-asian="10.5pt" style:language-asian="zxx" style:country-asian="none" style:font-name-complex="Arial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Garamond" fo:font-size="12pt" fo:language="zxx" fo:country="none" style:letter-kerning="true" style:font-name-asian="NSimSun" style:font-size-asian="10.5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Garamond" fo:font-family="Garamond" style:font-family-generic="roman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Garamond" fo:font-family="Garamond" style:font-family-generic="roman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aramond" fo:font-family="Garamond" style:font-family-generic="roman"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7652413 </meta:initial-creator>
    <meta:creation-date>2020-06-29T22:06:04.790000000</meta:creation-date>
    <dc:date>2020-06-29T23:27:38.972000000</dc:date>
    <dc:creator>7652413 </dc:creator>
    <meta:editing-duration>PT1H21M34S</meta:editing-duration>
    <meta:editing-cycles>2</meta:editing-cycles>
    <meta:generator>LibreOffice/6.3.2.2$Windows_X86_64 LibreOffice_project/98b30e735bda24bc04ab42594c85f7fd8be07b9c</meta:generator>
    <meta:document-statistic meta:table-count="0" meta:image-count="0" meta:object-count="0" meta:page-count="1" meta:paragraph-count="43" meta:word-count="91" meta:character-count="2776" meta:non-whitespace-character-count="2712"/>
  </office:meta>
</office:document-meta>
</file>